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report-radon-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LOC</text:p>
          </table:table-cell>
          <table:table-cell office:value-type="string" calcext:value-type="string">
            <text:p>SLOC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binarySearchTree1.p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binarySearchTree2.py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>
            <text:p>binarySearchTree3.py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binarySearchTree4.p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identifier1.p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linkedList1.py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linkedList2.p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linkedList3.p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linkedList4.p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linkedList5.p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queue1.p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queue2.p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queue3.py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queue4.py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queue5.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sort1.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stack1.p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stack2.p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stack3.py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stack4.py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stack5.p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/>
          <table:table-cell table:style-name="ce1" table:formula="of:=AVERAGE([.C2:.C22])" office:value-type="float" office:value="2.33333333333333" calcext:value-type="float">
            <text:p>2,3</text:p>
          </table:table-cell>
          <table:table-cell table:style-name="ce1" table:formula="of:=AVERAGE([.D2:.D22])" office:value-type="float" office:value="11.3809523809524" calcext:value-type="float">
            <text:p>11,4</text:p>
          </table:table-cell>
          <table:table-cell table:style-name="ce1" table:formula="of:=AVERAGE([.E2:.E22])" office:value-type="float" office:value="3.47619047619048" calcext:value-type="float">
            <text:p>3,5</text:p>
          </table:table-cell>
          <table:table-cell table:style-name="ce1" table:formula="of:=AVERAGE([.F2:.F22])" office:value-type="float" office:value="86.1904761904762" calcext:value-type="float">
            <text:p>86,2</text:p>
          </table:table-cell>
          <table:table-cell table:style-name="ce1" table:formula="of:=AVERAGE([.G2:.G22])" office:value-type="float" office:value="76.4761904761905" calcext:value-type="float">
            <text:p>76,5</text:p>
          </table:table-cell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1"/>
          <table:table-cell table:style-name="ce1" table:formula="of:=STDEV([.C$2:.C$22])" office:value-type="float" office:value="0.966091783079296" calcext:value-type="float">
            <text:p>1,0</text:p>
          </table:table-cell>
          <table:table-cell table:style-name="ce1" table:formula="of:=STDEV([.D$2:.D$22])" office:value-type="float" office:value="7.26963678925014" calcext:value-type="float">
            <text:p>7,3</text:p>
          </table:table-cell>
          <table:table-cell table:style-name="ce1" table:formula="of:=STDEV([.E$2:.E$22])" office:value-type="float" office:value="1.47034171603228" calcext:value-type="float">
            <text:p>1,5</text:p>
          </table:table-cell>
          <table:table-cell table:style-name="ce1" table:formula="of:=STDEV([.F$2:.F$22])" office:value-type="float" office:value="60.5265388467068" calcext:value-type="float">
            <text:p>60,5</text:p>
          </table:table-cell>
          <table:table-cell table:style-name="ce1" table:formula="of:=STDEV([.G$2:.G$22])" office:value-type="float" office:value="53.05998402527" calcext:value-type="float">
            <text:p>53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8T01:18:35.601483610</dc:date>
    <meta:editing-duration>PT5H7M8S</meta:editing-duration>
    <meta:editing-cycles>1</meta:editing-cycles>
    <meta:document-statistic meta:table-count="1" meta:cell-count="166" meta:object-count="0"/>
  </office:meta>
</office:document-meta>
</file>